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15%"/>
    </style:style>
    <style:style style:name="T4" style:parent-style-name="Основнойшрифтабзаца" style:family="text">
      <style:text-properties style:font-name="Times New Roman" style:font-name-asian="Calibri" style:font-name-complex="Times New Roman" fo:font-size="14pt" style:font-size-asian="14pt" style:font-size-complex="14pt" fo:language="ru" fo:country="RU"/>
    </style:style>
    <style:style style:name="T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7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8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9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10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11" style:parent-style-name="Standard" style:family="paragraph">
      <style:paragraph-properties fo:text-align="center" fo:line-height="115%"/>
      <style:text-properties style:font-name="Times New Roman" style:font-name-asian="Calibri" style:font-name-complex="Times New Roman" fo:font-weight="bold" style:font-weight-asian="bold" fo:font-size="14pt" style:font-size-asian="14pt" style:font-size-complex="14pt" fo:language="ru" fo:country="RU"/>
    </style:style>
    <style:style style:name="P12" style:parent-style-name="Standard" style:family="paragraph">
      <style:paragraph-properties fo:text-align="center" fo:line-height="115%"/>
      <style:text-properties style:font-name="Times New Roman" style:font-name-asian="Calibri" style:font-name-complex="Times New Roman" fo:font-weight="bold" style:font-weight-asian="bold" fo:font-size="14pt" style:font-size-asian="14pt" style:font-size-complex="14pt" fo:language="ru" fo:country="RU"/>
    </style:style>
    <style:style style:name="P13" style:parent-style-name="Standard" style:family="paragraph">
      <style:paragraph-properties fo:text-align="center" fo:line-height="115%"/>
      <style:text-properties style:font-name="Times New Roman" style:font-name-asian="Calibri" style:font-name-complex="Times New Roman" fo:font-weight="bold" style:font-weight-asian="bold" fo:font-size="14pt" style:font-size-asian="14pt" style:font-size-complex="14pt" fo:language="ru" fo:country="RU"/>
    </style:style>
    <style:style style:name="P14" style:parent-style-name="Standard" style:family="paragraph">
      <style:paragraph-properties fo:text-align="center" fo:line-height="115%"/>
      <style:text-properties style:font-name="Times New Roman" style:font-name-asian="Calibri" style:font-name-complex="Times New Roman" fo:font-weight="bold" style:font-weight-asian="bold" fo:font-size="14pt" style:font-size-asian="14pt" style:font-size-complex="14pt" fo:language="ru" fo:country="RU"/>
    </style:style>
    <style:style style:name="P15" style:parent-style-name="Заголовок2" style:family="paragraph">
      <style:paragraph-properties fo:text-align="center" fo:line-height="115%"/>
      <style:text-properties style:font-name="Times New Roman" style:font-name-asian="Times New Roman" fo:font-size="14pt" style:font-size-asian="14pt" style:font-size-complex="14pt" fo:language="ru" fo:country="RU" style:language-asian="ru" style:country-asian="RU"/>
    </style:style>
    <style:style style:name="P16" style:parent-style-name="Standard" style:family="paragraph">
      <style:paragraph-properties fo:text-align="end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17" style:parent-style-name="Standard" style:family="paragraph">
      <style:paragraph-properties fo:text-align="end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18" style:parent-style-name="Standard" style:family="paragraph">
      <style:paragraph-properties fo:text-align="end" fo:line-height="115%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0" style:parent-style-name="Standard" style:family="paragraph">
      <style:paragraph-properties fo:text-align="end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1" style:parent-style-name="Standard" style:family="paragraph">
      <style:paragraph-properties fo:text-align="end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2" style:parent-style-name="Standard" style:family="paragraph">
      <style:paragraph-properties fo:text-align="end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3" style:parent-style-name="Standard" style:family="paragraph">
      <style:paragraph-properties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4" style:parent-style-name="Standard" style:family="paragraph">
      <style:paragraph-properties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5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6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7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8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9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30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31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32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33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34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35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36" style:parent-style-name="Standard" style:family="paragraph">
      <style:paragraph-properties fo:text-align="center" fo:line-height="115%"/>
    </style:style>
    <style:style style:name="T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8" style:parent-style-name="Standard" style:family="paragraph">
      <style:paragraph-properties fo:text-align="center" fo:line-height="115%"/>
    </style:style>
    <style:style style:name="T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1" style:parent-style-name="Standard" style:family="paragraph">
      <style:paragraph-properties fo:text-align="center" fo:line-height="115%"/>
    </style:style>
    <style:style style:name="P42" style:parent-style-name="Standard" style:family="paragraph">
      <style:paragraph-properties fo:text-align="center" fo:line-height="115%"/>
    </style:style>
    <style:style style:name="P43" style:parent-style-name="Standard" style:family="paragraph">
      <style:paragraph-properties fo:text-align="center" fo:line-height="115%"/>
    </style:style>
    <style:style style:name="P44" style:parent-style-name="Заголовок2" style:family="paragraph">
      <style:paragraph-properties fo:text-align="justify"/>
      <style:text-properties style:font-name="Times New Roman" style:font-weight-complex="bold" fo:font-size="14pt" style:font-size-asian="14pt" style:font-size-complex="14pt"/>
    </style:style>
    <style:style style:name="P45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 fo:language="ru" fo:country="RU"/>
    </style:style>
    <style:style style:name="P46" style:parent-style-name="Standard" style:family="paragraph">
      <style:paragraph-properties fo:text-align="justify" fo:line-height="150%"/>
    </style:style>
    <style:style style:name="T4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52" style:parent-style-name="Standard" style:family="paragraph">
      <style:paragraph-properties fo:text-align="justify" fo:line-height="150%"/>
    </style:style>
    <style:style style:name="T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4" style:parent-style-name="Standard" style:family="paragraph">
      <style:paragraph-properties fo:text-align="justify" fo:line-height="150%"/>
    </style:style>
    <style:style style:name="T55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 fo:language="ru" fo:country="RU"/>
    </style:style>
    <style:style style:name="T5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7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font-name-complex="Arial Narrow" fo:font-size="14pt" style:font-size-asian="14pt" style:font-size-complex="14pt" fo:language="ru" fo:country="RU"/>
    </style:style>
    <style:style style:name="T59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1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complex="Arial Narrow" fo:font-size="14pt" style:font-size-asian="14pt" style:font-size-complex="14pt" fo:language="ru" fo:country="RU"/>
    </style:style>
    <style:style style:name="T63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style:font-name-complex="Arial Narrow" fo:font-size="14pt" style:font-size-asian="14pt" style:font-size-complex="14pt" fo:language="ru" fo:country="RU"/>
    </style:style>
    <style:style style:name="T6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6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9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complex="Arial Narrow" fo:font-size="14pt" style:font-size-asian="14pt" style:font-size-complex="14pt" fo:language="ru" fo:country="RU"/>
    </style:style>
    <style:style style:name="T71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4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style:font-name-complex="Arial Narrow" fo:font-size="14pt" style:font-size-asian="14pt" style:font-size-complex="14pt" fo:language="ru" fo:country="RU"/>
    </style:style>
    <style:style style:name="T76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8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style:font-name-complex="Arial Narrow" fo:font-size="14pt" style:font-size-asian="14pt" style:font-size-complex="14pt" fo:language="ru" fo:country="RU"/>
    </style:style>
    <style:style style:name="T80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8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83" style:parent-style-name="Основнойшрифтабзаца" style:family="text">
      <style:text-properties style:font-name="Times New Roman" fo:font-size="14pt" style:font-size-asian="14pt" style:font-size-complex="14pt" style:language-asian="en" style:country-asian="US" style:language-complex="ar" style:country-complex="SA"/>
    </style:style>
    <style:style style:name="T8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85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87" style:parent-style-name="Standard" style:family="paragraph">
      <style:paragraph-properties fo:text-align="justify" fo:line-height="150%"/>
    </style:style>
    <style:style style:name="T88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 fo:language="ru" fo:country="RU"/>
    </style:style>
    <style:style style:name="T8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90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93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95" style:parent-style-name="Standard" style:family="paragraph">
      <style:paragraph-properties fo:text-align="justify" fo:line-height="150%"/>
    </style:style>
    <style:style style:name="T96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 fo:language="ru" fo:country="RU"/>
    </style:style>
    <style:style style:name="T9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98" style:parent-style-name="Standard" style:family="paragraph">
      <style:paragraph-properties fo:text-align="justify" fo:line-height="150%"/>
    </style:style>
    <style:style style:name="T9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00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complex="Arial Narrow" fo:font-size="14pt" style:font-size-asian="14pt" style:font-size-complex="14pt" fo:language="ru" fo:country="RU"/>
    </style:style>
    <style:style style:name="T102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04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10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06" style:parent-style-name="Standard" style:family="paragraph">
      <style:paragraph-properties fo:text-align="justify" fo:line-height="150%"/>
    </style:style>
    <style:style style:name="T10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0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1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13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complex="Arial Narrow" fo:font-size="14pt" style:font-size-asian="14pt" style:font-size-complex="14pt" fo:language="ru" fo:country="RU"/>
    </style:style>
    <style:style style:name="T115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17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19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complex="Arial Narrow" fo:font-size="14pt" style:font-size-asian="14pt" style:font-size-complex="14pt" fo:language="ru" fo:country="RU"/>
    </style:style>
    <style:style style:name="T121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complex="Arial Narrow" fo:font-size="14pt" style:font-size-asian="14pt" style:font-size-complex="14pt" fo:language="ru" fo:country="RU"/>
    </style:style>
    <style:style style:name="T123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2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2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30" style:parent-style-name="Standard" style:family="paragraph">
      <style:paragraph-properties fo:text-align="justify" fo:line-height="150%"/>
    </style:style>
    <style:style style:name="T13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3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3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36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style:font-name-complex="Arial Narrow" fo:font-size="14pt" style:font-size-asian="14pt" style:font-size-complex="14pt" fo:language="ru" fo:country="RU"/>
    </style:style>
    <style:style style:name="T138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4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4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4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4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4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5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5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5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5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5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6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63" style:parent-style-name="Standard" style:family="paragraph">
      <style:paragraph-properties fo:text-align="justify" fo:line-height="150%"/>
    </style:style>
    <style:style style:name="T16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6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6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6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7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71" style:parent-style-name="Standard" style:family="paragraph">
      <style:paragraph-properties fo:text-align="justify" fo:line-height="150%" fo:text-indent="0.4923in"/>
    </style:style>
    <style:style style:name="T17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73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174" style:parent-style-name="Основнойшрифтабзаца" style:family="text">
      <style:text-properties style:font-name="Times New Roman" style:font-name-complex="Arial Narrow" fo:font-size="14pt" style:font-size-asian="14pt" style:font-size-complex="14pt" fo:language="ru" fo:country="RU"/>
    </style:style>
    <style:style style:name="T175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176" style:parent-style-name="Основнойшрифтабзаца" style:family="text">
      <style:text-properties style:font-name="Times New Roman" style:font-name-complex="Arial Narrow" fo:font-size="14pt" style:font-size-asian="14pt" style:font-size-complex="14pt" fo:language="ru" fo:country="RU"/>
    </style:style>
    <style:style style:name="T177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17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79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180" style:parent-style-name="Основнойшрифтабзаца" style:family="text">
      <style:text-properties style:font-name="Times New Roman" style:font-name-complex="Arial Narrow" fo:font-size="14pt" style:font-size-asian="14pt" style:font-size-complex="14pt" fo:language="ru" fo:country="RU"/>
    </style:style>
    <style:style style:name="T181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18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8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8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9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9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9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9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9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9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9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98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19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0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0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0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0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0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0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0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207" style:parent-style-name="Standard" style:family="paragraph">
      <style:paragraph-properties fo:text-align="justify" fo:line-height="150%"/>
    </style:style>
    <style:style style:name="T20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0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1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1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13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214" style:parent-style-name="Основнойшрифтабзаца" style:family="text">
      <style:text-properties style:font-name="Times New Roman" style:font-name-complex="Arial Narrow" fo:font-size="14pt" style:font-size-asian="14pt" style:font-size-complex="14pt" fo:language="ru" fo:country="RU"/>
    </style:style>
    <style:style style:name="T215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216" style:parent-style-name="Основнойшрифтабзаца" style:family="text">
      <style:text-properties style:font-name="Times New Roman" style:font-name-complex="Arial Narrow" fo:font-size="14pt" style:font-size-asian="14pt" style:font-size-complex="14pt" fo:language="ru" fo:country="RU"/>
    </style:style>
    <style:style style:name="T217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21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19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22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21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222" style:parent-style-name="Основнойшрифтабзаца" style:family="text">
      <style:text-properties style:font-name="Times New Roman" style:font-name-complex="Arial Narrow" fo:font-size="14pt" style:font-size-asian="14pt" style:font-size-complex="14pt" fo:language="ru" fo:country="RU"/>
    </style:style>
    <style:style style:name="T223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22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25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22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27" style:parent-style-name="Standard" style:family="paragraph">
      <style:paragraph-properties fo:text-align="justify" fo:line-height="150%"/>
    </style:style>
    <style:style style:name="T22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2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3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3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32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TableColumn234" style:family="table-column">
      <style:table-column-properties style:column-width="2.3395in" style:use-optimal-column-width="false"/>
    </style:style>
    <style:style style:name="TableColumn235" style:family="table-column">
      <style:table-column-properties style:column-width="1.0812in" style:use-optimal-column-width="false"/>
    </style:style>
    <style:style style:name="TableColumn236" style:family="table-column">
      <style:table-column-properties style:column-width="2.3638in" style:use-optimal-column-width="false"/>
    </style:style>
    <style:style style:name="TableColumn237" style:family="table-column">
      <style:table-column-properties style:column-width="1.0895in" style:use-optimal-column-width="false"/>
    </style:style>
    <style:style style:name="Table233" style:family="table">
      <style:table-properties style:width="6.8743in" fo:margin-left="-0.0784in" table:align="left"/>
    </style:style>
    <style:style style:name="TableRow238" style:family="table-row">
      <style:table-row-properties style:min-row-height="0.268in" style:use-optimal-row-height="false"/>
    </style:style>
    <style:style style:name="TableCell239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solid #000000" fo:border-right="none" fo:background-color="#E6E6E6" style:writing-mode="lr-tb" style:vertical-align="middle" fo:padding-top="0in" fo:padding-left="0.075in" fo:padding-bottom="0in" fo:padding-right="0.075in"/>
    </style:style>
    <style:style style:name="P240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TableCell241" style:family="table-cell">
      <style:table-cell-properties fo:border-top="0.0208in double #000000" style:border-line-width-top="0.0069in 0.0069in 0.0069in" fo:border-left="0.0208in solid #000000" fo:border-bottom="0.0208in solid #000000" fo:border-right="none" fo:background-color="#E6E6E6" style:writing-mode="lr-tb" style:vertical-align="middle" fo:padding-top="0in" fo:padding-left="0.075in" fo:padding-bottom="0in" fo:padding-right="0.075in"/>
    </style:style>
    <style:style style:name="P242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TableCell243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solid #000000" fo:border-right="none" fo:background-color="#E6E6E6" style:writing-mode="lr-tb" style:vertical-align="middle" fo:padding-top="0in" fo:padding-left="0.075in" fo:padding-bottom="0in" fo:padding-right="0.075in"/>
    </style:style>
    <style:style style:name="P244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TableCell245" style:family="table-cell">
      <style:table-cell-properties fo:border-top="0.0208in double #000000" style:border-line-width-top="0.0069in 0.0069in 0.0069in" fo:border-left="0.0208in solid #000000" fo:border-bottom="0.0208in solid #000000" fo:border-right="0.0208in double #000000" style:border-line-width-right="0.0069in 0.0069in 0.0069in" fo:background-color="#E6E6E6" style:writing-mode="lr-tb" style:vertical-align="middle" fo:padding-top="0in" fo:padding-left="0.075in" fo:padding-bottom="0in" fo:padding-right="0.075in"/>
    </style:style>
    <style:style style:name="P246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0.0208in solid #000000" fo:border-left="0.0208in double #000000" style:border-line-width-left="0.0069in 0.0069in 0.0069in" fo:border-bottom="0.0069in solid #000000" fo:border-right="none" style:writing-mode="lr-tb" style:vertical-align="middle" fo:padding-top="0in" fo:padding-left="0.075in" fo:padding-bottom="0in" fo:padding-right="0.075in"/>
    </style:style>
    <style:style style:name="P249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TableCell250" style:family="table-cell">
      <style:table-cell-properties fo:border-top="0.0208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51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TableCell252" style:family="table-cell">
      <style:table-cell-properties fo:border-top="0.0208in solid #000000" fo:border-left="0.0208in double #000000" style:border-line-width-left="0.0069in 0.0069in 0.0069in" fo:border-bottom="0.0069in solid #000000" fo:border-right="none" style:writing-mode="lr-tb" style:vertical-align="middle" fo:padding-top="0in" fo:padding-left="0.075in" fo:padding-bottom="0in" fo:padding-right="0.075in"/>
    </style:style>
    <style:style style:name="P253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TableCell254" style:family="table-cell">
      <style:table-cell-properties fo:border-top="0.0208in solid #000000" fo:border-left="0.0208in solid #000000" fo:border-bottom="0.0069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255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0.0069in solid #000000" fo:border-left="0.0208in double #000000" style:border-line-width-left="0.0069in 0.0069in 0.0069in" fo:border-bottom="0.0069in solid #000000" fo:border-right="none" style:writing-mode="lr-tb" style:vertical-align="middle" fo:padding-top="0in" fo:padding-left="0.075in" fo:padding-bottom="0in" fo:padding-right="0.075in"/>
    </style:style>
    <style:style style:name="P258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TableCell259" style:family="table-cell">
      <style:table-cell-properties fo:border-top="0.0069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60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TableCell261" style:family="table-cell">
      <style:table-cell-properties fo:border-top="0.0069in solid #000000" fo:border-left="0.0208in double #000000" style:border-line-width-left="0.0069in 0.0069in 0.0069in" fo:border-bottom="0.0069in solid #000000" fo:border-right="none" style:writing-mode="lr-tb" style:vertical-align="middle" fo:padding-top="0in" fo:padding-left="0.075in" fo:padding-bottom="0in" fo:padding-right="0.075in"/>
    </style:style>
    <style:style style:name="P262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TableCell263" style:family="table-cell">
      <style:table-cell-properties fo:border-top="0.0069in solid #000000" fo:border-left="0.0208in solid #000000" fo:border-bottom="0.0069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264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0.0069in solid #000000" fo:border-left="0.0208in double #000000" style:border-line-width-left="0.0069in 0.0069in 0.0069in" fo:border-bottom="0.0069in solid #000000" fo:border-right="none" style:writing-mode="lr-tb" style:vertical-align="middle" fo:padding-top="0in" fo:padding-left="0.075in" fo:padding-bottom="0in" fo:padding-right="0.075in"/>
    </style:style>
    <style:style style:name="P267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TableCell268" style:family="table-cell">
      <style:table-cell-properties fo:border-top="0.0069in solid #000000" fo:border-left="0.0208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69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TableCell270" style:family="table-cell">
      <style:table-cell-properties fo:border-top="0.0069in solid #000000" fo:border-left="0.0208in double #000000" style:border-line-width-left="0.0069in 0.0069in 0.0069in" fo:border-bottom="0.0069in solid #000000" fo:border-right="none" style:writing-mode="lr-tb" style:vertical-align="middle" fo:padding-top="0in" fo:padding-left="0.075in" fo:padding-bottom="0in" fo:padding-right="0.075in"/>
    </style:style>
    <style:style style:name="P271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TableCell272" style:family="table-cell">
      <style:table-cell-properties fo:border-top="0.0069in solid #000000" fo:border-left="0.0208in solid #000000" fo:border-bottom="0.0069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273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0.0069in solid #000000" fo:border-left="0.0208in double #000000" style:border-line-width-left="0.0069in 0.0069in 0.0069in" fo:border-bottom="0.0208in double #000000" style:border-line-width-bottom="0.0069in 0.0069in 0.0069in" fo:border-right="none" style:writing-mode="lr-tb" style:vertical-align="middle" fo:padding-top="0in" fo:padding-left="0.075in" fo:padding-bottom="0in" fo:padding-right="0.075in"/>
    </style:style>
    <style:style style:name="P276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TableCell277" style:family="table-cell">
      <style:table-cell-properties fo:border-top="0.0069in solid #000000" fo:border-left="0.0208in solid #000000" fo:border-bottom="0.0208in double #000000" style:border-line-width-bottom="0.0069in 0.0069in 0.0069in" fo:border-right="none" style:writing-mode="lr-tb" style:vertical-align="middle" fo:padding-top="0in" fo:padding-left="0.075in" fo:padding-bottom="0in" fo:padding-right="0.075in"/>
    </style:style>
    <style:style style:name="P278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TableCell279" style:family="table-cell">
      <style:table-cell-properties fo:border-top="0.0069in solid #000000" fo:border-left="0.0208in double #000000" style:border-line-width-left="0.0069in 0.0069in 0.0069in" fo:border-bottom="0.0208in double #000000" style:border-line-width-bottom="0.0069in 0.0069in 0.0069in" fo:border-right="none" style:writing-mode="lr-tb" style:vertical-align="middle" fo:padding-top="0in" fo:padding-left="0.075in" fo:padding-bottom="0in" fo:padding-right="0.075in"/>
    </style:style>
    <style:style style:name="P280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TableCell281" style:family="table-cell">
      <style:table-cell-properties fo:border-top="0.0069in solid #000000" fo:border-left="0.0208in solid #000000" fo:border-bottom="0.0208in double #000000" style:border-line-width-bottom="0.0069in 0.0069in 0.0069in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282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83" style:parent-style-name="Standard" style:family="paragraph">
      <style:paragraph-properties fo:text-align="justify" fo:line-height="150%"/>
      <style:text-properties style:font-name="Times New Roman" style:font-style-complex="italic" fo:font-size="14pt" style:font-size-asian="14pt" style:font-size-complex="14pt"/>
    </style:style>
    <style:style style:name="P284" style:parent-style-name="Standard" style:family="paragraph">
      <style:paragraph-properties fo:text-align="justify" fo:line-height="150%"/>
    </style:style>
    <style:style style:name="T285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 fo:language="ru" fo:country="RU"/>
    </style:style>
    <style:style style:name="T286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 fo:language="ru" fo:country="RU"/>
    </style:style>
    <style:style style:name="T28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88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 fo:language="ru" fo:country="RU"/>
    </style:style>
    <style:style style:name="T28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90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29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92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29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94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295" style:parent-style-name="Основнойшрифтабзаца" style:family="text">
      <style:text-properties style:font-name="Times New Roman" style:font-name-complex="Arial Narrow" fo:font-size="14pt" style:font-size-asian="14pt" style:font-size-complex="14pt" fo:language="ru" fo:country="RU"/>
    </style:style>
    <style:style style:name="T29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97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298" style:parent-style-name="Основнойшрифтабзаца" style:family="text">
      <style:text-properties style:font-name="Times New Roman" style:font-name-complex="Arial Narrow" fo:font-size="14pt" style:font-size-asian="14pt" style:font-size-complex="14pt" fo:language="ru" fo:country="RU"/>
    </style:style>
    <style:style style:name="T29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00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301" style:parent-style-name="Основнойшрифтабзаца" style:family="text">
      <style:text-properties style:font-name="Times New Roman" style:font-name-complex="Arial Narrow" fo:font-size="14pt" style:font-size-asian="14pt" style:font-size-complex="14pt" fo:language="ru" fo:country="RU"/>
    </style:style>
    <style:style style:name="T30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03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30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05" style:parent-style-name="Standard" style:family="paragraph">
      <style:paragraph-properties fo:text-align="justify" fo:line-height="150%"/>
    </style:style>
    <style:style style:name="T30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0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08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30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1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1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1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1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1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1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1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1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1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2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2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2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324" style:parent-style-name="Standard" style:family="paragraph">
      <style:paragraph-properties fo:text-align="justify" fo:line-height="150%"/>
    </style:style>
    <style:style style:name="T32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26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32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28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329" style:parent-style-name="Основнойшрифтабзаца" style:family="text">
      <style:text-properties style:font-name="Times New Roman" style:font-name-complex="Arial Narrow" fo:font-size="14pt" style:font-size-asian="14pt" style:font-size-complex="14pt" fo:language="ru" fo:country="RU"/>
    </style:style>
    <style:style style:name="T33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31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332" style:parent-style-name="Основнойшрифтабзаца" style:family="text">
      <style:text-properties style:font-name="Times New Roman" style:font-name-complex="Arial Narrow" fo:font-size="14pt" style:font-size-asian="14pt" style:font-size-complex="14pt" fo:language="ru" fo:country="RU"/>
    </style:style>
    <style:style style:name="T33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34" style:parent-style-name="Основнойшрифтабзаца" style:family="text">
      <style:text-properties style:font-name="Times New Roman" style:font-name-complex="Arial Narrow" fo:font-size="14pt" style:font-size-asian="14pt" style:font-size-complex="14pt"/>
    </style:style>
    <style:style style:name="T335" style:parent-style-name="Основнойшрифтабзаца" style:family="text">
      <style:text-properties style:font-name="Times New Roman" style:font-name-complex="Arial Narrow" fo:font-size="14pt" style:font-size-asian="14pt" style:font-size-complex="14pt" fo:language="ru" fo:country="RU"/>
    </style:style>
    <style:style style:name="T33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3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3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3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4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4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4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4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4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4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4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4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4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5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5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5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5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5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5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356" style:parent-style-name="Standard" style:family="paragraph">
      <style:paragraph-properties fo:text-align="justify" fo:line-height="150%"/>
    </style:style>
    <style:style style:name="T3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72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 fo:language="ru" fo:country="RU"/>
    </style:style>
    <style:style style:name="P373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 fo:language="ru" fo:country="RU"/>
    </style:style>
    <style:style style:name="P374" style:parent-style-name="Standard" style:family="paragraph">
      <style:paragraph-properties fo:text-align="justify" fo:line-height="150%"/>
    </style:style>
    <style:style style:name="T37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37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7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78" style:parent-style-name="Standard" style:family="paragraph">
      <style:paragraph-properties fo:text-align="justify" fo:line-height="150%"/>
    </style:style>
    <style:style style:name="T379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 fo:language="ru" fo:country="RU"/>
    </style:style>
    <style:style style:name="T38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8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8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83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 fo:language="ru" fo:country="RU"/>
    </style:style>
    <style:style style:name="T38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385" style:parent-style-name="Standard" style:family="paragraph">
      <style:paragraph-properties fo:text-align="justify" fo:line-height="150%"/>
    </style:style>
    <style:style style:name="T386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ru" fo:country="RU"/>
    </style:style>
    <style:style style:name="T3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de" fo:country="DE"/>
    </style:style>
    <style:style style:name="T3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4">САНКТ-ПЕТЕРБУРГСКИЙ НАЦИОНАЛЬНЫЙ ИССЛЕДОВАТЕЛЬСКИЙ УНИВЕРСИТЕТ ИНФОРМАЦИОННЫХ ТЕХНОЛОГИЙ, МЕХАНИКИ И ОПТИКИ</text:span><text:span text:style-name="T5"><text:line-break/></text:span></text:p>
      <text:p text:style-name="P6"/>
      <text:p text:style-name="P7">Кафедра Программных Систем</text:p>
      <text:p text:style-name="P8"/>
      <text:p text:style-name="P9"/>
      <text:p text:style-name="P10"/>
      <text:p text:style-name="P11"/>
      <text:p text:style-name="P12"/>
      <text:p text:style-name="P13">Практическая работа №2</text:p>
      <text:p text:style-name="P14">на тему:</text:p>
      <text:h text:style-name="P15" text:outline-level="2">«Средства<text:s/>отладки программного обеспечения»</text:h>
      <text:p text:style-name="P16"/>
      <text:p text:style-name="P17"/>
      <text:p text:style-name="P18"><text:span text:style-name="T19">Выполнила:</text:span></text:p>
      <text:p text:style-name="P20">Загряжская Наталия Ильинична</text:p>
      <text:p text:style-name="P21">Группа:</text:p>
      <text:p text:style-name="P22">К4120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<text:span text:style-name="T37">Санкт-Петербург</text:span></text:p>
      <text:p text:style-name="P38"><text:span text:style-name="T39">201</text:span><text:span text:style-name="T40">7</text:span></text:p>
      <text:p text:style-name="P41"/>
      <text:p text:style-name="P42"/>
      <text:p text:style-name="P43"/>
      <text:soft-page-break/>
      <text:h text:style-name="P44" text:outline-level="2">Цель работы</text:h>
      <text:list text:style-name="WW8Num37">
        <text:list-item>
          <text:p text:style-name="P45">ознакомление с аппаратными и программными средствами отладки ПО;</text:p>
        </text:list-item>
        <text:list-item>
          <text:p text:style-name="P46"><text:span text:style-name="T47">изучение команд отладчика среды<text:s/></text:span><text:span text:style-name="T48">AVR</text:span><text:span text:style-name="T49"><text:s/></text:span><text:span text:style-name="T50">Studio</text:span><text:span text:style-name="T51">;</text:span></text:p>
        </text:list-item>
        <text:list-item>
          <text:p text:style-name="P52"><text:span text:style-name="T53">приобретение навыков отладки программ под управлением отладчика.</text:span></text:p>
        </text:list-item>
      </text:list>
      <text:p text:style-name="P54"><text:span text:style-name="T55"><text:tab/>Пошаговое выполнение</text:span><text:span text:style-name="T56"><text:s/>программы задаётся командами<text:s/></text:span><text:span text:style-name="T57">Step</text:span><text:span text:style-name="T58"><text:s/></text:span><text:span text:style-name="T59">Into</text:span><text:span text:style-name="T60">,<text:s/></text:span><text:span text:style-name="T61">Step</text:span><text:span text:style-name="T62"><text:s/></text:span><text:span text:style-name="T63">Over</text:span><text:span text:style-name="T64"><text:s/></text:span><text:span text:style-name="T65">меню<text:s/></text:span><text:span text:style-name="T66">Debug</text:span><text:span text:style-name="T67">.<text:s/></text:span><text:span text:style-name="T68">Команда<text:s/></text:span><text:span text:style-name="T69">Step</text:span><text:span text:style-name="T70"><text:s/></text:span><text:span text:style-name="T71">Into</text:span><text:span text:style-name="T72"><text:s/>позволяет выполнить одну команду программы (в том числе команду вызова подпрограммы). Для</text:span><text:span text:style-name="T73"><text:s/>завершения выполнения подпрограммы может использоваться команда<text:s/></text:span><text:span text:style-name="T74">Step</text:span><text:span text:style-name="T75"><text:s/></text:span><text:span text:style-name="T76">Out</text:span><text:span text:style-name="T77">. Команда<text:s/></text:span><text:span text:style-name="T78">Step</text:span><text:span text:style-name="T79"><text:s/></text:span><text:span text:style-name="T80">Over</text:span><text:span text:style-name="T81"><text:s/>также выполняет одну команду программы, но если это команда вызова подпрограммы, последняя полностью выполняется за один шаг. Следующая выполняемая команда (команд</text:span><text:span text:style-name="T82">а, адрес которой содержится в программном счётчике) обозначается символом<text:s/></text:span><text:span text:style-name="T83"><draw:frame draw:style-name="a1" draw:name="Image1" text:anchor-type="as-char" svg:x="0in" svg:y="0in" svg:width="0.1602in" svg:height="0.1602in" style:rel-width="scale" style:rel-height="scale"><draw:image xlink:href="media/image1.png" xlink:type="simple" xlink:show="embed" xlink:actuate="onLoad"/><svg:title/><svg:desc/></draw:frame></text:span><text:span text:style-name="T84">в окне исходного текста программы. Сброс выполнения программы осуществляется с помощью команды<text:s/></text:span><text:span text:style-name="T85">Reset</text:span><text:span text:style-name="T86">.</text:span></text:p>
      <text:p text:style-name="P87"><text:span text:style-name="T88"><text:tab/>Прогон</text:span><text:span text:style-name="T89"><text:s/>(запуск или продолжение выполнения) программы осуществляется командой<text:s/></text:span><text:span text:style-name="T90">R</text:span><text:span text:style-name="T91">un</text:span><text:span text:style-name="T92">. Для остановки выполнения программы служит команда<text:s/></text:span><text:span text:style-name="T93">Break</text:span><text:span text:style-name="T94">.</text:span></text:p>
      <text:p text:style-name="P95"><text:span text:style-name="T96"><text:tab/>Контрольные точки</text:span><text:span text:style-name="T97"><text:s/>представляют собой специальные маркеры для программы-отладчика и могут быть трёх типов: точки останова, точки трассировки и точки наблюдения.</text:span></text:p>
      <text:p text:style-name="P98"><text:span text:style-name="T99"><text:tab/>Точки останова задаются командой<text:s/></text:span><text:span text:style-name="T100">Toggle</text:span><text:span text:style-name="T101"><text:s/></text:span><text:span text:style-name="T102">Breakpoint</text:span><text:span text:style-name="T103"><text:s/>меню<text:s/></text:span><text:span text:style-name="T104">Debug</text:span><text:span text:style-name="T105"><text:s/>или контекстного меню редактора исходного текста программы.</text:span></text:p>
      <text:p text:style-name="P106"><text:span text:style-name="T107"><text:tab/>Точка останова обозначается в редакторе исходного текста специальным символом слева от помечаемой строки. Просмотреть заданные точки останова можно на закладке<text:s/></text:span><text:span text:style-name="T108">Breakpoints</text:span><text:span text:style-name="T109"><text:s/>окна<text:s/></text:span><text:span text:style-name="T110">Output</text:span><text:span text:style-name="T111">; там же точки останова могут быть запрещены (путём сброса флажка напротив точки останова) и разрешены (путём установки флажка). При достижении точки останова во время прогона программы её выполнение приостанавливается. Повторный вызов команды<text:s/></text:span><text:span text:style-name="T112">установки точки останова на той же строке программы приводит к удалению точки останова. Удалить все заданные точки останова позволяет команда<text:s/></text:span><text:span text:style-name="T113">Remove</text:span><text:span text:style-name="T114"><text:s/></text:span><text:soft-page-break/><text:span text:style-name="T115">Breakpoints</text:span><text:span text:style-name="T116"><text:s/>меню<text:s/></text:span><text:span text:style-name="T117">Debug</text:span><text:span text:style-name="T118"><text:s/>или команда<text:s/></text:span><text:span text:style-name="T119">Remove</text:span><text:span text:style-name="T120"><text:s/></text:span><text:span text:style-name="T121">all</text:span><text:span text:style-name="T122"><text:s/></text:span><text:span text:style-name="T123">Breakpoints</text:span><text:span text:style-name="T124"><text:s/>контекстного меню закладки<text:s/></text:span><text:span text:style-name="T125">Breakpoints</text:span><text:span text:style-name="T126"><text:s/>окна<text:s/></text:span><text:span text:style-name="T127">Outpu</text:span><text:span text:style-name="T128">t</text:span><text:span text:style-name="T129">.</text:span></text:p>
      <text:p text:style-name="P130"><text:span text:style-name="T131"><text:tab/>Параметры точки останова задаются в диалоговом окне<text:s/></text:span><text:span text:style-name="T132">Breakpoint</text:span><text:span text:style-name="T133"><text:s/></text:span><text:span text:style-name="T134">Condition</text:span><text:span text:style-name="T135">, вызов которого осуществляется командой<text:s/></text:span><text:span text:style-name="T136">Breakpoints</text:span><text:span text:style-name="T137"><text:s/></text:span><text:span text:style-name="T138">Properties</text:span><text:span text:style-name="T139"><text:s/>контекстного меню редактора исходного текста программы. Установка флажка<text:s/></text:span><text:span text:style-name="T140">Iterations</text:span><text:span text:style-name="T141"><text:s/>позволяет задать количество ите</text:span><text:span text:style-name="T142">раций (повторных выполнений) команды до останова прогона программы. При установке флажка<text:s/></text:span><text:span text:style-name="T143">Watchpoint</text:span><text:span text:style-name="T144"><text:s/>по достижению точки останова производится только обновление значений регистров и ячеек памяти в окнах просмотра. Флажки<text:s/></text:span><text:span text:style-name="T145">Iterations</text:span><text:span text:style-name="T146"><text:s/>и<text:s/></text:span><text:span text:style-name="T147">Watchpoint</text:span><text:span text:style-name="T148"><text:s/>не должны ус</text:span><text:span text:style-name="T149">танавливаться одновременно. Установка флажка<text:s/></text:span><text:span text:style-name="T150">Show</text:span><text:span text:style-name="T151"><text:s/></text:span><text:span text:style-name="T152">message</text:span><text:span text:style-name="T153"><text:s/>обеспечивает отображение сообщений о достижении точки останова на закладке<text:s/></text:span><text:span text:style-name="T154">Breakpoints</text:span><text:span text:style-name="T155"><text:s/>окна<text:s/></text:span><text:span text:style-name="T156">Output</text:span><text:span text:style-name="T157">. Вызов диалогового окна задания свойств и удаление точки останова могут быть произведены из контекс</text:span><text:span text:style-name="T158">тного меню закладки<text:s/></text:span><text:span text:style-name="T159">Breakpoints</text:span><text:span text:style-name="T160"><text:s/>окна<text:s/></text:span><text:span text:style-name="T161">Output</text:span><text:span text:style-name="T162">.</text:span></text:p>
      <text:p text:style-name="P163"><text:span text:style-name="T164"><text:tab/>Точки трассировки предназначены для контроля выполнения программы в режиме реального времени. Трассировка позволяет отслеживать так называемую трассу программы – изменение содержимого регистров и ячеек памяти п</text:span><text:span text:style-name="T165">ри выполнении определённых команд (команд, по адресам которых заданы точки трассировки). В среде<text:s/></text:span><text:span text:style-name="T166">AVR</text:span><text:span text:style-name="T167"><text:s/></text:span><text:span text:style-name="T168">Studio</text:span><text:span text:style-name="T169"><text:s/>функция трассировки может использоваться только при отладке программы с применением внутрисхемного эмулятора; при работе в режиме симулятора функция</text:span><text:span text:style-name="T170"><text:s/>трассировки недоступна.</text:span></text:p>
      <text:p text:style-name="P171"><text:span text:style-name="T172">Точки наблюдения задаются командой<text:s/></text:span><text:span text:style-name="T173">Add</text:span><text:span text:style-name="T174"><text:s/></text:span><text:span text:style-name="T175">to</text:span><text:span text:style-name="T176"><text:s/></text:span><text:span text:style-name="T177">Watch</text:span><text:span text:style-name="T178"><text:s/>контекстного меню редактора исходного текста программы. Точки наблюдения представляют собой символические имена регистров или ячеек памяти, содержимое которых необходимо отслеживать. При выполнении команды<text:s/></text:span><text:span text:style-name="T179">Add</text:span><text:span text:style-name="T180"><text:s/></text:span><text:span text:style-name="T181">Watch</text:span><text:span text:style-name="T182"><text:s/>на экране появляется окно<text:s/></text:span><text:span text:style-name="T183">Watc</text:span><text:span text:style-name="T184">hes</text:span><text:span text:style-name="T185">, разделённое на четыре столбца:<text:s/></text:span><text:span text:style-name="T186">Name</text:span><text:span text:style-name="T187"><text:s/>(символическое имя точки наблюдения),<text:s/></text:span><text:span text:style-name="T188">Value</text:span><text:span text:style-name="T189"><text:s/>(значение),<text:s/></text:span><text:span text:style-name="T190">Type</text:span><text:span text:style-name="T191"><text:s/>(тип),<text:s/></text:span><text:span text:style-name="T192">Location</text:span><text:span text:style-name="T193"><text:s/>(местонахождение). Новая точка наблюдения может быть также задана в выделенной ячейке столбца<text:s/></text:span><text:span text:style-name="T194">Name</text:span><text:span text:style-name="T195"><text:s/>окна<text:s/></text:span><text:span text:style-name="T196">Watches</text:span><text:span text:style-name="T197"><text:s/>или командой<text:s/></text:span><text:span text:style-name="T198">Quickwatch</text:span><text:span text:style-name="T199"><text:s/>в<text:s/></text:span><text:span text:style-name="T200">окне редактора исходного текста программы (при этом курсор должен находиться на<text:s/></text:span><text:soft-page-break/><text:span text:style-name="T201">имени регистра или ячейки памяти). Значения, отображаемые в столбце<text:s/></text:span><text:span text:style-name="T202">Value</text:span><text:span text:style-name="T203">, обновляются при изменении содержимого соответствующего регистра или ячейки памяти. Удалить заданные т</text:span><text:span text:style-name="T204">очки наблюдения можно из окна<text:s/></text:span><text:span text:style-name="T205">Watches</text:span><text:span text:style-name="T206">.</text:span></text:p>
      <text:p text:style-name="P207"><text:span text:style-name="T208"><text:tab/>Отладчик среды<text:s/></text:span><text:span text:style-name="T209">AVR</text:span><text:span text:style-name="T210"><text:s/></text:span><text:span text:style-name="T211">Studio</text:span><text:span text:style-name="T212"><text:s/>также обеспечивает следующие функции: выполнение до курсора (команда<text:s/></text:span><text:span text:style-name="T213">Run</text:span><text:span text:style-name="T214"><text:s/></text:span><text:span text:style-name="T215">to</text:span><text:span text:style-name="T216"><text:s/></text:span><text:span text:style-name="T217">Cursor</text:span><text:span text:style-name="T218"><text:s/>меню<text:s/></text:span><text:span text:style-name="T219">Debug</text:span><text:span text:style-name="T220">) и последовательное выполнение команд с паузами между ними (команда<text:s/></text:span><text:span text:style-name="T221">Auto</text:span><text:span text:style-name="T222"><text:s/></text:span><text:span text:style-name="T223">Step</text:span><text:span text:style-name="T224"><text:s/>меню<text:s/></text:span><text:span text:style-name="T225">Debug</text:span><text:span text:style-name="T226">).</text:span></text:p>
      <text:p text:style-name="P227"><text:span text:style-name="T228"><text:tab/></text:span><text:span text:style-name="T229">Для<text:s/></text:span><text:span text:style-name="T230">удобства использования в процессе отладки ряд команд отладчика доступен с клавиатуры (табл.<text:s/></text:span><text:span text:style-name="T231">2).</text:span></text:p>
      <text:p text:style-name="P232">Таблица 2</text:p>
      <table:table table:style-name="Table233">
        <table:table-columns>
          <table:table-column table:style-name="TableColumn234"/>
          <table:table-column table:style-name="TableColumn235"/>
          <table:table-column table:style-name="TableColumn236"/>
          <table:table-column table:style-name="TableColumn237"/>
        </table:table-columns>
        <table:table-row table:style-name="TableRow238">
          <table:table-cell table:style-name="TableCell239">
            <text:p text:style-name="P240">Команда отладчика</text:p>
          </table:table-cell>
          <table:table-cell table:style-name="TableCell241">
            <text:p text:style-name="P242">Клавиша</text:p>
          </table:table-cell>
          <table:table-cell table:style-name="TableCell243">
            <text:p text:style-name="P244">Команда отладчика</text:p>
          </table:table-cell>
          <table:table-cell table:style-name="TableCell245">
            <text:p text:style-name="P246">Клавиша</text:p>
          </table:table-cell>
        </table:table-row>
        <table:table-row table:style-name="TableRow247">
          <table:table-cell table:style-name="TableCell248">
            <text:p text:style-name="P249">Run</text:p>
          </table:table-cell>
          <table:table-cell table:style-name="TableCell250">
            <text:p text:style-name="P251">F5</text:p>
          </table:table-cell>
          <table:table-cell table:style-name="TableCell252">
            <text:p text:style-name="P253">Step Into</text:p>
          </table:table-cell>
          <table:table-cell table:style-name="TableCell254">
            <text:p text:style-name="P255">F11</text:p>
          </table:table-cell>
        </table:table-row>
        <table:table-row table:style-name="TableRow256">
          <table:table-cell table:style-name="TableCell257">
            <text:p text:style-name="P258">Break</text:p>
          </table:table-cell>
          <table:table-cell table:style-name="TableCell259">
            <text:p text:style-name="P260">Ctrl+F5</text:p>
          </table:table-cell>
          <table:table-cell table:style-name="TableCell261">
            <text:p text:style-name="P262">Step Out</text:p>
          </table:table-cell>
          <table:table-cell table:style-name="TableCell263">
            <text:p text:style-name="P264">Shift+F11</text:p>
          </table:table-cell>
        </table:table-row>
        <table:table-row table:style-name="TableRow265">
          <table:table-cell table:style-name="TableCell266">
            <text:p text:style-name="P267">Reset</text:p>
          </table:table-cell>
          <table:table-cell table:style-name="TableCell268">
            <text:p text:style-name="P269">Shift+F5</text:p>
          </table:table-cell>
          <table:table-cell table:style-name="TableCell270">
            <text:p text:style-name="P271">Step Over</text:p>
          </table:table-cell>
          <table:table-cell table:style-name="TableCell272">
            <text:p text:style-name="P273">F10</text:p>
          </table:table-cell>
        </table:table-row>
        <table:table-row table:style-name="TableRow274">
          <table:table-cell table:style-name="TableCell275">
            <text:p text:style-name="P276">Run to<text:s/>Cursor</text:p>
          </table:table-cell>
          <table:table-cell table:style-name="TableCell277">
            <text:p text:style-name="P278">Ctrl+F10</text:p>
          </table:table-cell>
          <table:table-cell table:style-name="TableCell279">
            <text:p text:style-name="P280">Toggle Breakpoint</text:p>
          </table:table-cell>
          <table:table-cell table:style-name="TableCell281">
            <text:p text:style-name="P282">F9</text:p>
          </table:table-cell>
        </table:table-row>
      </table:table>
      <text:p text:style-name="P283"/>
      <text:p text:style-name="P284"><text:span text:style-name="T285"><text:tab/></text:span><text:span text:style-name="T286">Для просмотра и изменения содержимого регистров</text:span><text:span text:style-name="T287"><text:s/></text:span><text:span text:style-name="T288">и ячеек памяти</text:span><text:span text:style-name="T289"><text:s/>служат команды<text:s/></text:span><text:span text:style-name="T290">Registers</text:span><text:span text:style-name="T291">,<text:s/></text:span><text:span text:style-name="T292">Memory</text:span><text:span text:style-name="T293">,<text:s/></text:span><text:span text:style-name="T294">Memory</text:span><text:span text:style-name="T295"><text:s/>1</text:span><text:span text:style-name="T296">,<text:s/></text:span><text:span text:style-name="T297">Memory</text:span><text:span text:style-name="T298"><text:s/>2</text:span><text:span text:style-name="T299">,<text:s/></text:span><text:span text:style-name="T300">Memory</text:span><text:span text:style-name="T301"><text:s/>3</text:span><text:span text:style-name="T302"><text:s/>меню<text:s/></text:span><text:span text:style-name="T303">View</text:span><text:span text:style-name="T304">.</text:span></text:p>
      <text:p text:style-name="P305"><text:span text:style-name="T306"><text:tab/></text:span><text:span text:style-name="T307">По команде<text:s/></text:span><text:span text:style-name="T308">Registers</text:span><text:span text:style-name="T309"><text:s/>на экране отображается окно<text:s/></text:span><text:span text:style-name="T310">Registers</text:span><text:span text:style-name="T311">, в котором приводятся шестнадцатеричные представления содержимого РОН. Изменение (модификация) содержимого</text:span><text:span text:style-name="T312"><text:s/>регистров производится путём двойного щелчка мышью. Наблюдение за содержимым РОН может быть также произведено с помощью дерева устройств микроконтроллера, находящегося на закладке<text:s/></text:span><text:span text:style-name="T313">I</text:span><text:span text:style-name="T314">/</text:span><text:span text:style-name="T315">O</text:span><text:span text:style-name="T316"><text:s/>окна<text:s/></text:span><text:span text:style-name="T317">Workspace</text:span><text:span text:style-name="T318">. Для этого необходимо раскрыть объекты<text:s/></text:span><text:span text:style-name="T319">Register</text:span><text:span text:style-name="T320"><text:s/>0-15 и</text:span><text:span text:style-name="T321"><text:line-break/></text:span><text:span text:style-name="T322">Register</text:span><text:span text:style-name="T323"><text:s/>16-31 щелчком мыши по знаку «+».</text:span></text:p>
      <text:p text:style-name="P324"><text:span text:style-name="T325"><text:tab/>Команды<text:s/></text:span><text:span text:style-name="T326">Memory</text:span><text:span text:style-name="T327">,<text:s/></text:span><text:span text:style-name="T328">Memory</text:span><text:span text:style-name="T329"><text:s/>1</text:span><text:span text:style-name="T330">,<text:s/></text:span><text:span text:style-name="T331">Memory</text:span><text:span text:style-name="T332"><text:s/>2</text:span><text:span text:style-name="T333">,<text:s/></text:span><text:span text:style-name="T334">Memory</text:span><text:span text:style-name="T335"><text:s/>3</text:span><text:span text:style-name="T336"><text:s/>обеспечивают вызов окон<text:s/></text:span><text:span text:style-name="T337">Memory</text:span><text:span text:style-name="T338">, служащих для отображения содержимого ячеек оперативной и энергонезависимой памяти данных, памяти программ, регистров ввода-вывод</text:span><text:span text:style-name="T339">а и РОН. Выбор типа памяти, отображаемой в окне<text:s/></text:span><text:span text:style-name="T340">Memory</text:span><text:span text:style-name="T341">, производится с помощью списка, расположенного в панели управления окна (</text:span><text:span text:style-name="T342">Data</text:span><text:span text:style-name="T343"><text:s/>– оперативная<text:s/></text:span><text:soft-page-break/><text:span text:style-name="T344">память данных,<text:s/></text:span><text:span text:style-name="T345">Eeprom</text:span><text:span text:style-name="T346"><text:s/>– энергонезависимая память данных,<text:s/></text:span><text:span text:style-name="T347">I</text:span><text:span text:style-name="T348">/</text:span><text:span text:style-name="T349">O</text:span><text:span text:style-name="T350"><text:s/>– регистры ввода-вывода,<text:s/></text:span><text:span text:style-name="T351">Program</text:span><text:span text:style-name="T352"><text:s/>– память програ</text:span><text:span text:style-name="T353">мм,<text:s/></text:span><text:span text:style-name="T354">Register</text:span><text:span text:style-name="T355"><text:s/>– РОН).</text:span></text:p>
      <text:p text:style-name="P356"><text:span text:style-name="T357"><text:tab/>Для контроля содержимого регистров ввода-вывода необходимо раскрыть объект<text:s/></text:span><text:span text:style-name="T358">I</text:span><text:span text:style-name="T359">/</text:span><text:span text:style-name="T360">O</text:span><text:span text:style-name="T361"><text:s/>* закладки<text:s/></text:span><text:span text:style-name="T362">I</text:span><text:span text:style-name="T363">/</text:span><text:span text:style-name="T364">O</text:span><text:span text:style-name="T365"><text:s/>окна<text:s/></text:span><text:span text:style-name="T366">Workspace</text:span><text:span text:style-name="T367">, где * – тип микроконтроллера. Регистры ввода-вывода, входящие в объект<text:s/></text:span><text:span text:style-name="T368">I</text:span><text:span text:style-name="T369">/</text:span><text:span text:style-name="T370">O</text:span><text:span text:style-name="T371">, сгруппированы по типам периферийных устройств.</text:span></text:p>
      <text:p text:style-name="P372"/>
      <text:p text:style-name="P373"/>
      <text:p text:style-name="P374"><text:span text:style-name="T375">Вывод:</text:span><text:span text:style-name="T376"><text:line-break/></text:span><text:span text:style-name="T377"><text:tab/>Основными программными средствами отладки являются симуляторы и отладчики.</text:span></text:p>
      <text:p text:style-name="P378"><text:span text:style-name="T379"><text:tab/>Симуляторы<text:s/></text:span><text:span text:style-name="T380">(</text:span><text:span text:style-name="T381">simulator</text:span><text:span text:style-name="T382">) или<text:s/></text:span><text:span text:style-name="T383">симуляторы системы команд</text:span><text:span text:style-name="T384"><text:s/>представляют собой программы, имитирующие работу того или иного процессора на уровне его команд. Симуляторы обычно используются для проверки программы или её отдельных частей перед испытанием на аппаратных средствах.</text:span></text:p>
      <text:p text:style-name="P385"><text:span text:style-name="T386"><text:tab/>Отладчики</text:span><text:span text:style-name="T387"><text:s/>(</text:span><text:span text:style-name="T388">debugger</text:span><text:span text:style-name="T389">) представляют соб</text:span><text:span text:style-name="T390">ой программы, предназначенные для анализа работы созданного программного обеспечения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margin-top="0.1666in" fo:margin-bottom="0.0833in" fo:line-height="150%"/>
      <style:text-properties fo:font-weight="bold" style:font-weight-asian="bold" fo:font-size="13pt" style:font-size-asian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Основнойшрифт" style:display-name="Основной шрифт" style:family="text"/>
    <style:style style:name="номерстраницы" style:display-name="номер страницы" style:family="text" style:parent-style-name="Основнойшрифт"/>
    <style:style style:name="WW8Num37z0" style:display-name="WW8Num37z0" style:family="text">
      <style:text-properties style:font-name="Symbol" style:font-name-asian="Symbol" style:font-name-complex="Symbol"/>
    </style:style>
    <style:style style:name="WW8Num37z1" style:display-name="WW8Num37z1" style:family="text">
      <style:text-properties style:font-name="Courier New" style:font-name-asian="Courier New" style:font-name-complex="Courier New"/>
    </style:style>
    <style:style style:name="WW8Num37z2" style:display-name="WW8Num37z2" style:family="text">
      <style:text-properties style:font-name="Wingdings" style:font-name-asian="Wingdings" style:font-name-complex="Wingdings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37" style:display-name="WW8Num37">
      <text:list-level-style-bullet text:level="1" text:style-name="WW_CharLFO1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6298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1576in"/>
      </style:footer-style>
    </style:page-layout>
    <style:style style:name="P2" style:parent-style-name="Нижнийколонтитул" style:family="paragraph">
      <style:paragraph-properties fo:margin-right="0.25in" fo:text-indent="0.25in"/>
    </style:style>
    <style:style style:name="T3" style:parent-style-name="Основнойшрифтабзаца" style:family="text">
      <style:text-properties style:language-asian="en" style:country-asian="US" style:language-complex="ar" style:country-complex="SA"/>
    </style:style>
    <style:style style:family="graphic" style:name="a0" style:parent-style-name="Graphics">
      <style:graphic-properties fo:wrap-option="no-wrap" fo:border="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ge-content" style:vertical-rel="paragraph" style:horizontal-pos="outside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text:span text:style-name="T3"><draw:frame draw:z-index="251659264" draw:id="id0" draw:style-name="a0" draw:name="Frame2" text:anchor-type="paragraph" svg:x="0in" svg:y="0.0008in" svg:width="0in" svg:height="0.02222in" style:rel-width="scale" style:rel-height="scale"><draw:text-box><text:p text:style-name="Нижнийколонтитул"><text:span text:style-name="номерстраницы"><text:page-number text:fixed="false">3</text:page-number></text:span></text:p></draw:text-box><svg:title/><svg:desc/></draw:frame></text:span></text:p>
      </style:footer>
      <style:footer-left>
        <text:p text:style-name="Нижнийколонтитул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Наталия Загряжская</dc:creator>
    <meta:creation-date>2017-12-09T00:59:00Z</meta:creation-date>
    <dc:date>2017-12-09T14:13:00Z</dc:date>
    <meta:template xlink:href="Normal" xlink:type="simple"/>
    <meta:editing-cycles>2</meta:editing-cycles>
    <meta:editing-duration>PT600S</meta:editing-duration>
    <meta:document-statistic meta:page-count="5" meta:paragraph-count="13" meta:word-count="997" meta:character-count="6671" meta:row-count="47" meta:non-whitespace-character-count="5687"/>
  </office:meta>
</office:document-meta>
</file>